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71">
      <style:drawing-page-properties draw:fill="bitmap" draw:fill-image-name="a4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bitmap" draw:fill-image-name="a4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5">
      <style:graphic-properties fo:wrap-option="wrap" fo:padding-top="0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471" draw:master-page-name="Master1-Layout1-title-Title-Slide" presentation:presentation-page-layout-name="Master1-PPL1" draw:id="Slide-256">
        <draw:frame draw:id="id99" presentation:style-name="a477" draw:name="Title 1" svg:x="2.85631in" svg:y="3.75in" svg:width="6.03463in" svg:height="2.48093in" presentation:class="title" presentation:placeholder="false">
          <draw:text-box>
            <text:p text:style-name="a476" text:class-names="" text:cond-style-name=""><text:span text:style-name="a472" text:class-names="">Sample</text:span><text:span text:style-name="a473" text:class-names=""><text:s text:c="1"/></text:span><text:span text:style-name="a474" text:class-names="">presentation</text:span><text:span text:style-name="a475" text:class-names=""/></text:p>
          </draw:text-box>
          <svg:title/>
          <svg:desc/>
        </draw:frame>
        <draw:frame draw:id="id100" presentation:style-name="a478" draw:name="Subtitle 2" svg:x="3.0318in" svg:y="2.48117in" svg:width="5.85914in" svg:height="1.26882in" presentation:class="subtitle" presentation:placeholder="true">
          <draw:text-box/>
          <svg:title/>
          <svg:desc/>
        </draw:frame>
      </draw:page>
      <draw:page draw:name="Slide2" draw:style-name="a480" draw:master-page-name="Master1-Layout1-title-Title-Slide" presentation:presentation-page-layout-name="Master1-PPL1" draw:id="Slide-257">
        <draw:frame draw:id="id101" presentation:style-name="a484" draw:name="Title 1" svg:x="2.85631in" svg:y="3.75in" svg:width="6.03463in" svg:height="2.48093in" presentation:class="title" presentation:placeholder="false">
          <draw:text-box>
            <text:p text:style-name="a483" text:class-names="" text:cond-style-name=""><text:span text:style-name="a481" text:class-names="">Some more text</text:span><text:span text:style-name="a482" text:class-names=""/></text:p>
          </draw:text-box>
          <svg:title/>
          <svg:desc/>
        </draw:frame>
        <draw:frame draw:id="id102" presentation:style-name="a485" draw:name="Subtitle 2" svg:x="3.0318in" svg:y="2.48117in" svg:width="5.85914in" svg:height="1.26882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85631in" svg:y="3.75in" svg:width="6.03463in" svg:height="2.48093in"/>
      <presentation:placeholder presentation:object="subtitle" svg:x="3.0318in" svg:y="2.48117in" svg:width="5.85914in" svg:height="1.26882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2" style:display-name="Title and Content">
      <presentation:placeholder presentation:object="title" svg:x="2.85631in" svg:y="0.8837in" svg:width="8.70334in" svg:height="1.17807in"/>
      <presentation:placeholder presentation:object="object" svg:x="3.03324in" svg:y="2.24422in" svg:width="8.5264in" svg:height="4.37208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3" style:display-name="Section Header">
      <presentation:placeholder presentation:object="title" svg:x="2.85419in" svg:y="3.44188in" svg:width="8.7014in" svg:height="1.55812in"/>
      <presentation:placeholder presentation:object="outline" svg:x="3.03365in" svg:y="2.48117in" svg:width="8.52136in" svg:height="0.9607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4" style:display-name="Two Content">
      <presentation:placeholder presentation:object="title" svg:x="2.85419in" svg:y="0.88125in" svg:width="8.6953in" svg:height="1.18297in"/>
      <presentation:placeholder presentation:object="object" svg:x="2.84927in" svg:y="2.24422in" svg:width="4.2563in" svg:height="4.37208in"/>
      <presentation:placeholder presentation:object="object" svg:x="7.29072in" svg:y="2.24422in" svg:width="4.25877in" svg:height="4.37208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5" style:display-name="Comparison">
      <presentation:placeholder presentation:object="title" svg:x="2.85419in" svg:y="0.88125in" svg:width="8.7014in" svg:height="1.1793in"/>
      <presentation:placeholder presentation:object="outline" svg:x="2.85355in" svg:y="2.24422in" svg:width="4.26123in" svg:height="0.78064in"/>
      <presentation:placeholder presentation:object="object" svg:x="2.85355in" svg:y="3.11825in" svg:width="4.25812in" svg:height="3.35896in"/>
      <presentation:placeholder presentation:object="outline" svg:x="7.29072in" svg:y="2.24422in" svg:width="4.26487in" svg:height="0.78064in"/>
      <presentation:placeholder presentation:object="object" svg:x="7.29072in" svg:y="3.11825in" svg:width="4.26487in" svg:height="3.35896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6" style:display-name="Title Only">
      <presentation:placeholder presentation:object="title" svg:x="2.85631in" svg:y="0.8837in" svg:width="8.70334in" svg:height="1.17807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7" style:display-name="Blank"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8" style:display-name="Content with Caption">
      <presentation:placeholder presentation:object="title" svg:x="2.15477in" svg:y="1.40251in" svg:width="2.91378in" svg:height="2.08141in"/>
      <presentation:placeholder presentation:object="object" svg:x="5.59947in" svg:y="0.88125in" svg:width="5.95612in" svg:height="5.73505in"/>
      <presentation:placeholder presentation:object="outline" svg:x="2.15477in" svg:y="3.48442in" svg:width="2.91378in" svg:height="2.6098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9" style:display-name="Picture with Caption">
      <presentation:placeholder presentation:object="graphic" svg:x="7.37868in" svg:y="0.00353in" svg:width="5.06314in" svg:height="7.5in"/>
      <presentation:placeholder presentation:object="title" svg:x="2.15578in" svg:y="1.40251in" svg:width="4.34272in" svg:height="2.07838in"/>
      <presentation:placeholder presentation:object="outline" svg:x="2.15477in" svg:y="3.48089in" svg:width="4.34369in" svg:height="2.60979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10" style:display-name="Title and Vertical Text">
      <presentation:placeholder presentation:object="title" svg:x="2.85631in" svg:y="0.8837in" svg:width="8.6987in" svg:height="1.17807in"/>
      <presentation:placeholder presentation:object="outline" svg:x="3.03324in" svg:y="2.24422in" svg:width="8.5264in" svg:height="4.37208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11" style:display-name="Vertical Title and Text">
      <presentation:placeholder presentation:object="title" svg:x="10.10431in" svg:y="0.88125in" svg:width="1.4507in" svg:height="5.73505in"/>
      <presentation:placeholder presentation:object="outline" svg:x="2.85296in" svg:y="1.06125in" svg:width="7.07229in" svg:height="5.55505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style style:family="graphic" style:name="Graphics"/>
    <style:default-style style:family="graphic">
      <style:graphic-properties draw:fill="solid" draw:fill-color="#a1d68b" draw:opacity="100%" draw:stroke="solid" svg:stroke-width="0.01736in" svg:stroke-color="#759d65" svg:stroke-opacity="100%" svg:stroke-linecap="butt"/>
    </style:default-style>
    <draw:fill-image draw:name="a470" xlink:href="media/image1.jpeg" xlink:show="embed" xlink:actuate="onLoad"/>
    <draw:fill-image draw:name="a0" xlink:href="media/image1.jpeg" xlink:show="embed" xlink:actuate="onLoad"/>
    <draw:fill-image draw:name="a78" xlink:href="media/image1.jpeg" xlink:show="embed" xlink:actuate="onLoad"/>
    <draw:fill-image draw:name="a205" xlink:href="media/image1.jpeg" xlink:show="embed" xlink:actuate="onLoad"/>
    <draw:fill-image draw:name="a147" xlink:href="media/image1.jpeg" xlink:show="embed" xlink:actuate="onLoad"/>
    <draw:fill-image draw:name="a479" xlink:href="media/image1.jpeg" xlink:show="embed" xlink:actuate="onLoad"/>
    <draw:fill-image draw:name="a295" xlink:href="media/image1.jpeg" xlink:show="embed" xlink:actuate="onLoad"/>
    <draw:fill-image draw:name="a356" xlink:href="media/image1.jpeg" xlink:show="embed" xlink:actuate="onLoad"/>
    <draw:fill-image draw:name="a50" xlink:href="media/image1.jpeg" xlink:show="embed" xlink:actuate="onLoad"/>
    <draw:fill-image draw:name="a429" xlink:href="media/image1.jpeg" xlink:show="embed" xlink:actuate="onLoad"/>
    <draw:fill-image draw:name="a311" xlink:href="media/image1.jpeg" xlink:show="embed" xlink:actuate="onLoad"/>
    <draw:fill-image draw:name="a119" xlink:href="media/image1.jpeg" xlink:show="embed" xlink:actuate="onLoad"/>
    <draw:fill-image draw:name="a388" xlink:href="media/image1.jpeg" xlink:show="embed" xlink:actuate="onLoad"/>
    <draw:fill-image draw:name="a271" xlink:href="media/image1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9">
      <style:drawing-page-properties draw:fill="bitmap" draw:fill-image-name="a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6">
      <style:drawing-page-properties draw:fill="bitmap" draw:fill-image-name="a2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7">
      <style:graphic-properties draw:fill="solid" draw:fill-color="#1f2d29" draw:opacity="92%" draw:stroke="none"/>
    </style:style>
    <style:style style:family="graphic" style:name="a208">
      <style:graphic-properties draw:fill="solid" draw:fill-color="#8ec0c1" draw:opacity="100%" draw:stroke="none"/>
    </style:style>
    <style:style style:family="presentation" style:name="a310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bitmap" draw:fill-image-name="a3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3">
      <style:graphic-properties draw:fill="solid" draw:fill-color="#1f2d29" draw:opacity="92%" draw:stroke="none"/>
    </style:style>
    <style:style style:family="graphic" style:name="a314">
      <style:graphic-properties draw:fill="solid" draw:fill-color="#8ec0c1" draw:opacity="100%" draw:stroke="none"/>
    </style:style>
    <style:style style:family="text" style:name="a315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21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">
      <style:graphic-properties draw:fill="solid" draw:fill-color="#1f2d29" draw:opacity="92%" draw:stroke="non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draw:fill="solid" draw:fill-color="#8ec0c1" draw:opacity="100%" draw:stroke="non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bitmap" draw:fill-image-name="a4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draw:fill="solid" draw:fill-color="#1f2d29" draw:opacity="92%" draw:stroke="none"/>
    </style:style>
    <style:style style:family="graphic" style:name="a432">
      <style:graphic-properties draw:fill="solid" draw:fill-color="#8ec0c1" draw:opacity="100%" draw:stroke="none"/>
    </style:style>
    <style:style style:family="text" style:name="a433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bitmap" draw:fill-image-name="a1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">
      <style:graphic-properties draw:fill="solid" draw:fill-color="#1f2d29" draw:opacity="92%" draw:stroke="none"/>
    </style:style>
    <style:style style:family="graphic" style:name="a122">
      <style:graphic-properties draw:fill="solid" draw:fill-color="#8ec0c1" draw:opacity="100%" draw:stroke="none"/>
    </style:style>
    <style:style style:family="text" style:name="a123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20%" fo:text-align="righ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7">
      <style:drawing-page-properties draw:fill="bitmap" draw:fill-image-name="a3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8">
      <style:graphic-properties draw:fill="solid" draw:fill-color="#1f2d29" draw:opacity="92%" draw:stroke="non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draw:fill="solid" draw:fill-color="#8ec0c1" draw:opacity="100%" draw:stroke="none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">
      <style:drawing-page-properties draw:fill="bitmap" draw:fill-image-name="a1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">
      <style:graphic-properties draw:fill="solid" draw:fill-color="#1f2d29" draw:opacity="92%" draw:stroke="none"/>
    </style:style>
    <style:style style:family="paragraph" style:name="a252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2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">
      <style:graphic-properties draw:fill="solid" draw:fill-color="#8ec0c1" draw:opacity="100%" draw:stroke="non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2">
      <style:drawing-page-properties draw:fill="bitmap" draw:fill-image-name="a2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3">
      <style:graphic-properties draw:fill="solid" draw:fill-color="#1f2d29" draw:opacity="92%" draw:stroke="none"/>
    </style:style>
    <style:style style:family="graphic" style:name="a274">
      <style:graphic-properties draw:fill="solid" draw:fill-color="#8ec0c1" draw:opacity="100%" draw:stroke="non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9">
      <style:drawing-page-properties draw:fill="bitmap" draw:fill-image-name="a3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draw:fill="solid" draw:fill-color="#1f2d29" draw:opacity="92%" draw:stroke="non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draw:fill="solid" draw:fill-color="#8ec0c1" draw:opacity="100%" draw:stroke="non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0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96">
      <style:drawing-page-properties draw:fill="bitmap" draw:fill-image-name="a2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7">
      <style:graphic-properties draw:fill="solid" draw:fill-color="#1f2d29" draw:opacity="92%" draw:stroke="none"/>
    </style:style>
    <style:style style:family="graphic" style:name="a298">
      <style:graphic-properties draw:fill="solid" draw:fill-color="#8ec0c1" draw:opacity="100%" draw:stroke="non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20%" fo:text-align="left" style:tab-stop-distance="1in" fo:margin-left="2.8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20%" fo:text-align="left" style:tab-stop-distance="1in" fo:margin-left="3.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20%" fo:text-align="left" style:tab-stop-distance="1in" fo:margin-left="3.91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20%" fo:text-align="left" style:tab-stop-distance="1in" fo:margin-left="4.42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">
      <style:graphic-properties draw:fill="solid" draw:fill-color="#8ec0c1" draw:opacity="100%" draw:stroke="non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>
      <style:graphic-properties draw:fill="solid" draw:fill-color="#1f2d29" draw:opacity="100%" draw:stroke="non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bitmap" draw:fill-image-name="a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">
      <style:graphic-properties draw:fill="solid" draw:fill-color="#1f2d29" draw:opacity="92%" draw:stroke="none"/>
    </style:style>
    <style:style style:family="graphic" style:name="a53">
      <style:graphic-properties draw:fill="solid" draw:fill-color="#8ec0c1" draw:opacity="100%" draw:stroke="non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20%" fo:text-align="righ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9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32">
      <text:list-level-style-bullet text:level="1" text:bullet-char="§">
        <style:list-level-properties text:space-before="0.00674in" text:min-label-width="0.37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in" text:min-label-width="0.37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in" text:min-label-width="0.37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in" text:min-label-width="0.37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in" text:min-label-width="0.37in"/>
        <style:text-properties fo:color="#8ec0c1" fo:font-family="Wingdings" style:font-pitch="variable" fo:font-size="90%"/>
      </text:list-level-style-bullet>
    </text:list-style>
    <text:list-style style:name="a411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35">
      <text:list-level-style-bullet text:level="1" text:bullet-char="§">
        <style:list-level-properties text:space-before="0.00674in" text:min-label-width="0.37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in" text:min-label-width="0.37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in" text:min-label-width="0.37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in" text:min-label-width="0.37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in" text:min-label-width="0.37in"/>
        <style:text-properties fo:color="#8ec0c1" fo:font-family="Wingdings" style:font-pitch="variable" fo:font-size="90%"/>
      </text:list-level-style-bullet>
    </text:list-style>
    <text:list-style style:name="a331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415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50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334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253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170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338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1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88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4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25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7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01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77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232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443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446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236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449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5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91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180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97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23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83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402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6">
      <text:list-level-style-bullet text:level="1" text:bullet-char="§">
        <style:list-level-properties text:space-before="0.00674in" text:min-label-width="0.37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in" text:min-label-width="0.37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in" text:min-label-width="0.37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in" text:min-label-width="0.37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in" text:min-label-width="0.37in"/>
        <style:text-properties fo:color="#8ec0c1" fo:font-family="Wingdings" style:font-pitch="variable" fo:font-size="90%"/>
      </text:list-level-style-bullet>
    </text:list-style>
    <text:list-style style:name="a405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18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9">
      <text:list-level-style-bullet text:level="1" text:bullet-char="§">
        <style:list-level-properties text:space-before="0.00674in" text:min-label-width="0.37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in" text:min-label-width="0.37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in" text:min-label-width="0.37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in" text:min-label-width="0.37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in" text:min-label-width="0.37in"/>
        <style:text-properties fo:color="#8ec0c1" fo:font-family="Wingdings" style:font-pitch="variable" fo:font-size="9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325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452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24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60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328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456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47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66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223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26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number:date-style xmlns:number="urn:oasis:names:tc:opendocument:xmlns:datastyle:1.0" style:name="a345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0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0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9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8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adison" style:page-layout-name="pageLayout1" draw:style-name="a1">
      <draw:frame draw:id="id0" draw:style-name="a2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1" draw:style-name="a3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2" draw:style-name="a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8" draw:name="Title Placeholder 1" svg:x="2.85631in" svg:y="0.8837in" svg:width="8.70334in" svg:height="1.17807in" presentation:class="title" presentation:placeholder="false">
        <draw:text-box>
          <text:p text:style-name="a7" text:class-names="" text:cond-style-name=""><text:span text:style-name="a5" text:class-names="">Click to edit Master title style</text:span><text:span text:style-name="a6" text:class-names=""/></text:p>
        </draw:text-box>
        <svg:title/>
        <svg:desc/>
      </draw:frame>
      <draw:frame draw:id="id4" presentation:style-name="a36" draw:name="Text Placeholder 2" svg:x="3.03324in" svg:y="2.24422in" svg:width="8.5264in" svg:height="4.37208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>Edit Master text styles</text:span></text:p>
            </text:list-item>
          </text:list>
          <text:list text:style-name="a14">
            <text:list-item>
              <text:list text:style-name="a14">
                <text:list-item>
                  <text:p text:style-name="a13" text:class-names="" text:cond-style-name=""><text:span text:style-name="a12" text:class-names="">Second level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p text:style-name="a19" text:class-names="" text:cond-style-name=""><text:span text:style-name="a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list text:style-name="a26">
                                <text:list-item>
                                  <text:p text:style-name="a25" text:class-names="" text:cond-style-name=""><text:span text:style-name="a24" text:class-names="">Sixth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list text:style-name="a29">
                                <text:list-item>
                                  <text:list text:style-name="a29">
                                    <text:list-item>
                                      <text:p text:style-name="a28" text:class-names="" text:cond-style-name=""><text:span text:style-name="a27" text:class-names="">Seventh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list text:style-name="a32">
                                <text:list-item>
                                  <text:list text:style-name="a32">
                                    <text:list-item>
                                      <text:list text:style-name="a32">
                                        <text:list-item>
                                          <text:p text:style-name="a31" text:class-names="" text:cond-style-name=""><text:span text:style-name="a30" text:class-names="">Eigth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">
            <text:list-item>
              <text:list text:style-name="a35">
                <text:list-item>
                  <text:list text:style-name="a35">
                    <text:list-item>
                      <text:list text:style-name="a35">
                        <text:list-item>
                          <text:list text:style-name="a35">
                            <text:list-item>
                              <text:list text:style-name="a35">
                                <text:list-item>
                                  <text:list text:style-name="a35">
                                    <text:list-item>
                                      <text:list text:style-name="a35">
                                        <text:list-item>
                                          <text:list text:style-name="a35">
                                            <text:list-item>
                                              <text:p text:style-name="a34" text:class-names="" text:cond-style-name=""><text:span text:style-name="a33" text:class-names="">Ninth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41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40" text:class-names="" text:cond-style-name=""><text:span text:style-name="a37" text:class-names=""><text:date text:fixed="false" style:data-style-name="a38">8.10.2018</text:date></text:span><text:span text:style-name="a39" text:class-names=""/></text:p>
        </draw:text-box>
        <svg:title/>
        <svg:desc/>
      </draw:frame>
      <draw:frame draw:id="id6" presentation:style-name="a44" draw:transform="translate(-3.21815in -0.09797in) rotate(-1.5708) translate(0.77159in 4.10185in)" draw:name="Footer Placeholder 4" svg:width="6.4363in" svg:height="0.19595in" presentation:class="footer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7" presentation:style-name="a48" draw:name="Slide Number Placeholder 5" svg:x="0.17324in" svg:y="0.18in" svg:width="0.69633in" svg:height="0.35307in" presentation:class="page-number" presentation:placeholder="false">
        <draw:text-box>
          <text:p text:style-name="a47" text:class-names="" text:cond-style-name=""><text:span text:style-name="a45" text:class-names=""><text:page-number style:num-format="1" text:fixed="false">‹#›</text:page-number></text:span><text:span text:style-name="a46" text:class-names=""/></text:p>
        </draw:text-box>
        <svg:title/>
        <svg:desc/>
      </draw:frame>
      <draw:custom-shape svg:x="1.0521in" svg:y="0in" svg:width="0.05in" svg:height="7.5in" draw:id="id8" draw:style-name="a49" draw:name="Rectangle 5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Title-Slide" style:page-layout-name="pageLayout1" draw:style-name="a51">
      <draw:custom-shape svg:x="1.10185in" svg:y="0in" svg:width="8.67711in" svg:height="7.5in" draw:id="id9" draw:layer="Master1-bg" draw:style-name="a5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9.77896in" svg:y="0in" svg:width="0.03in" svg:height="7.5in" draw:id="id10" draw:layer="Master1-bg" draw:style-name="a5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" draw:layer="Master1-bg" presentation:style-name="a57" draw:name="Title 1" svg:x="2.85631in" svg:y="3.75in" svg:width="6.03463in" svg:height="2.48093in" presentation:class="title" presentation:placeholder="false">
        <draw:text-box>
          <text:p text:style-name="a56" text:class-names="" text:cond-style-name=""><text:span text:style-name="a54" text:class-names="">Click to edit Master title style</text:span><text:span text:style-name="a55" text:class-names=""/></text:p>
        </draw:text-box>
        <svg:title/>
        <svg:desc/>
      </draw:frame>
      <draw:frame draw:id="id12" draw:layer="Master1-bg" presentation:style-name="a61" draw:name="Subtitle 2" svg:x="3.0318in" svg:y="2.48117in" svg:width="5.85914in" svg:height="1.26882in" presentation:class="subtitle" presentation:placeholder="false">
        <draw:text-box>
          <text:p text:style-name="a60" text:class-names="" text:cond-style-name=""><text:span text:style-name="a58" text:class-names="">Click to edit Master subtitle style</text:span><text:span text:style-name="a59" text:class-names=""/></text:p>
        </draw:text-box>
        <svg:title/>
        <svg:desc/>
      </draw:frame>
      <draw:frame draw:id="id13" presentation:style-name="a66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65" text:class-names="" text:cond-style-name=""><text:span text:style-name="a62" text:class-names=""><text:date text:fixed="false" style:data-style-name="a63">8.10.2018</text:date></text:span><text:span text:style-name="a64" text:class-names=""/></text:p>
        </draw:text-box>
        <svg:title/>
        <svg:desc/>
      </draw:frame>
      <draw:frame draw:id="id14" presentation:style-name="a69" draw:transform="translate(-3.21815in -0.09797in) rotate(-1.5708) translate(0.77159in 4.10185in)" draw:name="Footer Placeholder 4" svg:width="6.4363in" svg:height="0.19595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15" presentation:style-name="a73" draw:name="Slide Number Placeholder 5" svg:x="0.17324in" svg:y="0.18in" svg:width="0.69633in" svg:height="0.35307in" presentation:class="page-number" presentation:placeholder="false">
        <draw:text-box>
          <text:p text:style-name="a72" text:class-names="" text:cond-style-name=""><text:span text:style-name="a70" text:class-names=""><text:page-number style:num-format="1" text:fixed="false">‹#›</text:page-number></text:span><text:span text:style-name="a71" text:class-names=""/></text:p>
        </draw:text-box>
        <svg:title/>
        <svg:desc/>
      </draw:frame>
      <draw:frame draw:id="id16" draw:style-name="a77" draw:name="TextBox 12" svg:x="2.39642in" svg:y="3.5683in" svg:width="0.45455in" svg:height="0.50488in">
        <draw:text-box>
          <text:p text:style-name="a76" text:class-names="" text:cond-style-name=""><text:span text:style-name="a74" text:class-names="">z</text:span><text:span text:style-name="a75" text:class-names=""/></text:p>
        </draw:text-box>
        <svg:title/>
        <svg:desc/>
      </draw:frame>
    </style:master-page>
    <style:master-page style:name="Master1-Layout2-obj-Title-and-Content" style:page-layout-name="pageLayout1" draw:style-name="a79">
      <draw:custom-shape svg:x="1.09851in" svg:y="0in" svg:width="11.3433in" svg:height="7.5in" draw:id="id17" draw:layer="Master1-bg" draw:style-name="a80" draw:name="Rectangle 2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18" draw:layer="Master1-bg" draw:style-name="a81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draw:layer="Master1-bg" presentation:style-name="a85" draw:name="Title 1" svg:x="2.85631in" svg:y="0.8837in" svg:width="8.70334in" svg:height="1.17807in" presentation:class="title" presentation:placeholder="false">
        <draw:text-box>
          <text:p text:style-name="a84" text:class-names="" text:cond-style-name=""><text:span text:style-name="a82" text:class-names="">Click to edit Master title style</text:span><text:span text:style-name="a83" text:class-names=""/></text:p>
        </draw:text-box>
        <svg:title/>
        <svg:desc/>
      </draw:frame>
      <draw:frame draw:id="id20" draw:layer="Master1-bg" presentation:style-name="a102" draw:name="Content Placeholder 2" svg:x="3.03324in" svg:y="2.24422in" svg:width="8.5264in" svg:height="4.37208in" presentation:class="object" presentation:placeholder="false">
        <draw:text-box>
          <text:list text:style-name="a88">
            <text:list-item>
              <text:p text:style-name="a87" text:class-names="" text:cond-style-name=""><text:span text:style-name="a86" text:class-names="">Edit Master text styles</text:span></text:p>
            </text:list-item>
          </text:list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cond le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hird le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8" text:class-names="">Fifth level</text:span><text:span text:style-name="a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7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106" text:class-names="" text:cond-style-name=""><text:span text:style-name="a103" text:class-names=""><text:date text:fixed="false" style:data-style-name="a104">8.10.2018</text:date></text:span><text:span text:style-name="a105" text:class-names=""/></text:p>
        </draw:text-box>
        <svg:title/>
        <svg:desc/>
      </draw:frame>
      <draw:frame draw:id="id22" presentation:style-name="a110" draw:transform="translate(-3.21815in -0.09797in) rotate(-1.5708) translate(0.77159in 4.10185in)" draw:name="Footer Placeholder 4" svg:width="6.4363in" svg:height="0.19595in" presentation:class="footer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23" presentation:style-name="a114" draw:name="Slide Number Placeholder 5" svg:x="0.17324in" svg:y="0.18in" svg:width="0.69633in" svg:height="0.35307in" presentation:class="page-number" presentation:placeholder="false">
        <draw:text-box>
          <text:p text:style-name="a113" text:class-names="" text:cond-style-name=""><text:span text:style-name="a111" text:class-names=""><text:page-number style:num-format="1" text:fixed="false">‹#›</text:page-number></text:span><text:span text:style-name="a112" text:class-names=""/></text:p>
        </draw:text-box>
        <svg:title/>
        <svg:desc/>
      </draw:frame>
      <draw:frame draw:id="id24" draw:style-name="a118" draw:name="TextBox 6" svg:x="2.40042in" svg:y="0.70125in" svg:width="0.45455in" svg:height="0.40391in">
        <draw:text-box>
          <text:p text:style-name="a117" text:class-names="" text:cond-style-name=""><text:span text:style-name="a115" text:class-names="">z</text:span><text:span text:style-name="a116" text:class-names=""/></text:p>
        </draw:text-box>
        <svg:title/>
        <svg:desc/>
      </draw:frame>
    </style:master-page>
    <style:master-page style:name="Master1-Layout3-secHead-Section-Header" style:page-layout-name="pageLayout1" draw:style-name="a120">
      <draw:custom-shape svg:x="1.09851in" svg:y="0in" svg:width="11.3433in" svg:height="7.5in" draw:id="id25" draw:layer="Master1-bg" draw:style-name="a121" draw:name="Rectangle 2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26" draw:layer="Master1-bg" draw:style-name="a122" draw:name="Rectangle 2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26" draw:name="TextBox 10" svg:x="2.39703in" svg:y="3.23992in" svg:width="0.45455in" svg:height="0.40391in">
        <draw:text-box>
          <text:p text:style-name="a125" text:class-names="" text:cond-style-name=""><text:span text:style-name="a123" text:class-names="">z</text:span><text:span text:style-name="a124" text:class-names=""/></text:p>
        </draw:text-box>
        <svg:title/>
        <svg:desc/>
      </draw:frame>
      <draw:frame draw:id="id28" draw:layer="Master1-bg" presentation:style-name="a130" draw:name="Title 1" svg:x="2.85419in" svg:y="3.44188in" svg:width="8.7014in" svg:height="1.55812in" presentation:class="title" presentation:placeholder="false">
        <draw:text-box>
          <text:p text:style-name="a129" text:class-names="" text:cond-style-name=""><text:span text:style-name="a127" text:class-names="">Click to edit Master title style</text:span><text:span text:style-name="a128" text:class-names=""/></text:p>
        </draw:text-box>
        <svg:title/>
        <svg:desc/>
      </draw:frame>
      <draw:frame draw:id="id29" presentation:style-name="a134" draw:name="Text Placeholder 2" svg:x="3.03365in" svg:y="2.48117in" svg:width="8.52136in" svg:height="0.9607in" presentation:class="outline" presentation:placeholder="false">
        <draw:text-box>
          <text:list text:style-name="a133">
            <text:list-item>
              <text:p text:style-name="a132" text:class-names="" text:cond-style-name=""><text:span text:style-name="a131" text:class-names="">Edit Master text styles</text:span></text:p>
            </text:list-item>
          </text:list>
        </draw:text-box>
        <svg:title/>
        <svg:desc/>
      </draw:frame>
      <draw:frame draw:id="id30" presentation:style-name="a139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8.10.2018</text:date></text:span><text:span text:style-name="a137" text:class-names=""/></text:p>
        </draw:text-box>
        <svg:title/>
        <svg:desc/>
      </draw:frame>
      <draw:frame draw:id="id31" presentation:style-name="a142" draw:transform="translate(-3.21815in -0.09797in) rotate(-1.5708) translate(0.77159in 4.10185in)" draw:name="Footer Placeholder 4" svg:width="6.4363in" svg:height="0.19595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32" presentation:style-name="a146" draw:name="Slide Number Placeholder 5" svg:x="0.17324in" svg:y="0.18in" svg:width="0.69633in" svg:height="0.35307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</style:master-page>
    <style:master-page style:name="Master1-Layout4-twoObj-Two-Content" style:page-layout-name="pageLayout1" draw:style-name="a148">
      <draw:custom-shape svg:x="1.09851in" svg:y="0in" svg:width="11.3433in" svg:height="7.5in" draw:id="id33" draw:layer="Master1-bg" draw:style-name="a149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34" draw:layer="Master1-bg" draw:style-name="a150" draw:name="Rectangle 2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presentation:style-name="a154" draw:name="Title 1" svg:x="2.85419in" svg:y="0.88125in" svg:width="8.6953in" svg:height="1.18297in" presentation:class="title" presentation:placeholder="false">
        <draw:text-box>
          <text:p text:style-name="a153" text:class-names="" text:cond-style-name=""><text:span text:style-name="a151" text:class-names="">Click to edit Master title style</text:span><text:span text:style-name="a152" text:class-names=""/></text:p>
        </draw:text-box>
        <svg:title/>
        <svg:desc/>
      </draw:frame>
      <draw:frame draw:id="id36" draw:layer="Master1-bg" presentation:style-name="a171" draw:name="Content Placeholder 2" svg:x="2.84927in" svg:y="2.24422in" svg:width="4.2563in" svg:height="4.37208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88" draw:name="Content Placeholder 3" svg:x="7.29072in" svg:y="2.24422in" svg:width="4.25877in" svg:height="4.37208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93" draw:transform="translate(-1.456in -0.1in) rotate(-1.5708) translate(0.5701in 5.864in)" draw:name="Date Placeholder 4" svg:width="2.912in" svg:height="0.2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>8.10.2018</text:date></text:span><text:span text:style-name="a191" text:class-names=""/></text:p>
        </draw:text-box>
        <svg:title/>
        <svg:desc/>
      </draw:frame>
      <draw:frame draw:id="id39" presentation:style-name="a196" draw:transform="translate(-3.21815in -0.09797in) rotate(-1.5708) translate(0.77159in 4.10185in)" draw:name="Footer Placeholder 5" svg:width="6.4363in" svg:height="0.19595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40" presentation:style-name="a200" draw:name="Slide Number Placeholder 6" svg:x="0.17324in" svg:y="0.18in" svg:width="0.69633in" svg:height="0.35307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>‹#›</text:page-number></text:span><text:span text:style-name="a198" text:class-names=""/></text:p>
        </draw:text-box>
        <svg:title/>
        <svg:desc/>
      </draw:frame>
      <draw:frame draw:id="id41" draw:style-name="a204" draw:name="TextBox 9" svg:x="2.40176in" svg:y="0.70125in" svg:width="0.45455in" svg:height="0.40391in">
        <draw:text-box>
          <text:p text:style-name="a203" text:class-names="" text:cond-style-name=""><text:span text:style-name="a201" text:class-names="">z</text:span><text:span text:style-name="a202" text:class-names=""/></text:p>
        </draw:text-box>
        <svg:title/>
        <svg:desc/>
      </draw:frame>
    </style:master-page>
    <style:master-page style:name="Master1-Layout5-twoTxTwoObj-Comparison" style:page-layout-name="pageLayout1" draw:style-name="a206">
      <draw:custom-shape svg:x="1.09851in" svg:y="0in" svg:width="11.3433in" svg:height="7.5in" draw:id="id42" draw:layer="Master1-bg" draw:style-name="a207" draw:name="Rectangle 1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43" draw:layer="Master1-bg" draw:style-name="a208" draw:name="Rectangle 2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4" draw:layer="Master1-bg" draw:style-name="a212" draw:name="TextBox 11" svg:x="2.399in" svg:y="0.696in" svg:width="0.45455in" svg:height="0.40391in">
        <draw:text-box>
          <text:p text:style-name="a211" text:class-names="" text:cond-style-name=""><text:span text:style-name="a209" text:class-names="">z</text:span><text:span text:style-name="a210" text:class-names=""/></text:p>
        </draw:text-box>
        <svg:title/>
        <svg:desc/>
      </draw:frame>
      <draw:frame draw:id="id45" draw:layer="Master1-bg" presentation:style-name="a216" draw:name="Title 1" svg:x="2.85419in" svg:y="0.88125in" svg:width="8.7014in" svg:height="1.1793in" presentation:class="title" presentation:placeholder="false">
        <draw:text-box>
          <text:p text:style-name="a215" text:class-names="" text:cond-style-name=""><text:span text:style-name="a213" text:class-names="">Click to edit Master title style</text:span><text:span text:style-name="a214" text:class-names=""/></text:p>
        </draw:text-box>
        <svg:title/>
        <svg:desc/>
      </draw:frame>
      <draw:frame draw:id="id46" presentation:style-name="a220" draw:name="Text Placeholder 2" svg:x="2.85355in" svg:y="2.24422in" svg:width="4.26123in" svg:height="0.78064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Edit Master text styles</text:span></text:p>
            </text:list-item>
          </text:list>
        </draw:text-box>
        <svg:title/>
        <svg:desc/>
      </draw:frame>
      <draw:frame draw:id="id47" presentation:style-name="a237" draw:name="Content Placeholder 3" svg:x="2.85355in" svg:y="3.11825in" svg:width="4.25812in" svg:height="3.35896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Edit Master text styles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cond le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hird le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Fifth le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41" draw:name="Text Placeholder 4" svg:x="7.29072in" svg:y="2.24422in" svg:width="4.26487in" svg:height="0.78064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Edit Master text styles</text:span></text:p>
            </text:list-item>
          </text:list>
        </draw:text-box>
        <svg:title/>
        <svg:desc/>
      </draw:frame>
      <draw:frame draw:id="id49" presentation:style-name="a258" draw:name="Content Placeholder 5" svg:x="7.29072in" svg:y="3.11825in" svg:width="4.26487in" svg:height="3.35896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Edit Master text styles</text:span></text:p>
            </text:list-item>
          </text:list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Second level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Third level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4" text:class-names="">Fifth level</text:span><text:span text:style-name="a2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63" draw:transform="translate(-1.456in -0.1in) rotate(-1.5708) translate(0.5701in 5.864in)" draw:name="Date Placeholder 6" svg:width="2.912in" svg:height="0.2in" presentation:class="date-time" presentation:placeholder="false">
        <draw:text-box>
          <text:p text:style-name="a262" text:class-names="" text:cond-style-name=""><text:span text:style-name="a259" text:class-names=""><text:date text:fixed="false" style:data-style-name="a260">8.10.2018</text:date></text:span><text:span text:style-name="a261" text:class-names=""/></text:p>
        </draw:text-box>
        <svg:title/>
        <svg:desc/>
      </draw:frame>
      <draw:frame draw:id="id51" presentation:style-name="a266" draw:transform="translate(-3.21815in -0.09797in) rotate(-1.5708) translate(0.77159in 4.10185in)" draw:name="Footer Placeholder 7" svg:width="6.4363in" svg:height="0.19595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2" presentation:style-name="a270" draw:name="Slide Number Placeholder 8" svg:x="0.17324in" svg:y="0.18in" svg:width="0.69633in" svg:height="0.35307in" presentation:class="page-number" presentation:placeholder="false">
        <draw:text-box>
          <text:p text:style-name="a269" text:class-names="" text:cond-style-name=""><text:span text:style-name="a267" text:class-names=""><text:page-number style:num-format="1" text:fixed="false">‹#›</text:page-number></text:span><text:span text:style-name="a268" text:class-names=""/></text:p>
        </draw:text-box>
        <svg:title/>
        <svg:desc/>
      </draw:frame>
    </style:master-page>
    <style:master-page style:name="Master1-Layout6-titleOnly-Title-Only" style:page-layout-name="pageLayout1" draw:style-name="a272">
      <draw:custom-shape svg:x="1.09851in" svg:y="0in" svg:width="11.3433in" svg:height="7.5in" draw:id="id53" draw:layer="Master1-bg" draw:style-name="a273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54" draw:layer="Master1-bg" draw:style-name="a274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5" draw:layer="Master1-bg" presentation:style-name="a278" draw:name="Title 1" svg:x="2.85631in" svg:y="0.8837in" svg:width="8.70334in" svg:height="1.17807in" presentation:class="title" presentation:placeholder="false">
        <draw:text-box>
          <text:p text:style-name="a277" text:class-names="" text:cond-style-name=""><text:span text:style-name="a275" text:class-names="">Click to edit Master title style</text:span><text:span text:style-name="a276" text:class-names=""/></text:p>
        </draw:text-box>
        <svg:title/>
        <svg:desc/>
      </draw:frame>
      <draw:frame draw:id="id56" draw:layer="Master1-bg" presentation:style-name="a283" draw:transform="translate(-1.456in -0.1in) rotate(-1.5708) translate(0.5701in 5.864in)" draw:name="Date Placeholder 2" svg:width="2.912in" svg:height="0.2in" presentation:class="date-time" presentation:placeholder="false">
        <draw:text-box>
          <text:p text:style-name="a282" text:class-names="" text:cond-style-name=""><text:span text:style-name="a279" text:class-names=""><text:date text:fixed="false" style:data-style-name="a280">8.10.2018</text:date></text:span><text:span text:style-name="a281" text:class-names=""/></text:p>
        </draw:text-box>
        <svg:title/>
        <svg:desc/>
      </draw:frame>
      <draw:frame draw:id="id57" presentation:style-name="a286" draw:transform="translate(-3.21815in -0.09797in) rotate(-1.5708) translate(0.77159in 4.10185in)" draw:name="Footer Placeholder 3" svg:width="6.4363in" svg:height="0.19595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58" presentation:style-name="a290" draw:name="Slide Number Placeholder 4" svg:x="0.17324in" svg:y="0.18in" svg:width="0.69633in" svg:height="0.35307in" presentation:class="page-number" presentation:placeholder="false">
        <draw:text-box>
          <text:p text:style-name="a289" text:class-names="" text:cond-style-name=""><text:span text:style-name="a287" text:class-names=""><text:page-number style:num-format="1" text:fixed="false">‹#›</text:page-number></text:span><text:span text:style-name="a288" text:class-names=""/></text:p>
        </draw:text-box>
        <svg:title/>
        <svg:desc/>
      </draw:frame>
      <draw:frame draw:id="id59" draw:style-name="a294" draw:name="TextBox 7" svg:x="2.40176in" svg:y="0.70125in" svg:width="0.45455in" svg:height="0.40391in">
        <draw:text-box>
          <text:p text:style-name="a293" text:class-names="" text:cond-style-name=""><text:span text:style-name="a291" text:class-names="">z</text:span><text:span text:style-name="a292" text:class-names=""/></text:p>
        </draw:text-box>
        <svg:title/>
        <svg:desc/>
      </draw:frame>
    </style:master-page>
    <style:master-page style:name="Master1-Layout7-blank-Blank" style:page-layout-name="pageLayout1" draw:style-name="a296">
      <draw:custom-shape svg:x="1.09851in" svg:y="0in" svg:width="11.3433in" svg:height="7.5in" draw:id="id60" draw:layer="Master1-bg" draw:style-name="a297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61" draw:layer="Master1-bg" draw:style-name="a298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2" draw:layer="Master1-bg" presentation:style-name="a303" draw:transform="translate(-1.456in -0.1in) rotate(-1.5708) translate(0.5701in 5.864in)" draw:name="Date Placeholder 1" svg:width="2.912in" svg:height="0.2in" presentation:class="date-time" presentation:placeholder="false">
        <draw:text-box>
          <text:p text:style-name="a302" text:class-names="" text:cond-style-name=""><text:span text:style-name="a299" text:class-names=""><text:date text:fixed="false" style:data-style-name="a300">8.10.2018</text:date></text:span><text:span text:style-name="a301" text:class-names=""/></text:p>
        </draw:text-box>
        <svg:title/>
        <svg:desc/>
      </draw:frame>
      <draw:frame draw:id="id63" draw:layer="Master1-bg" presentation:style-name="a306" draw:transform="translate(-3.21815in -0.09797in) rotate(-1.5708) translate(0.77159in 4.10185in)" draw:name="Footer Placeholder 2" svg:width="6.4363in" svg:height="0.19595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64" presentation:style-name="a310" draw:name="Slide Number Placeholder 3" svg:x="0.17324in" svg:y="0.18in" svg:width="0.69633in" svg:height="0.35307in" presentation:class="page-number" presentation:placeholder="false">
        <draw:text-box>
          <text:p text:style-name="a309" text:class-names="" text:cond-style-name=""><text:span text:style-name="a307" text:class-names=""><text:page-number style:num-format="1" text:fixed="false">‹#›</text:page-number></text:span><text:span text:style-name="a308" text:class-names=""/></text:p>
        </draw:text-box>
        <svg:title/>
        <svg:desc/>
      </draw:frame>
    </style:master-page>
    <style:master-page style:name="Master1-Layout8-objTx-Content-with-Caption" style:page-layout-name="pageLayout1" draw:style-name="a312">
      <draw:custom-shape svg:x="1.09851in" svg:y="0in" svg:width="11.3433in" svg:height="7.5in" draw:id="id65" draw:layer="Master1-bg" draw:style-name="a313" draw:name="Rectangle 2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66" draw:layer="Master1-bg" draw:style-name="a314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7" draw:layer="Master1-bg" draw:style-name="a318" draw:name="TextBox 9" svg:x="1.69964in" svg:y="1.2331in" svg:width="0.45455in" svg:height="0.40391in">
        <draw:text-box>
          <text:p text:style-name="a317" text:class-names="" text:cond-style-name=""><text:span text:style-name="a315" text:class-names="">z</text:span><text:span text:style-name="a316" text:class-names=""/></text:p>
        </draw:text-box>
        <svg:title/>
        <svg:desc/>
      </draw:frame>
      <draw:frame draw:id="id68" draw:layer="Master1-bg" presentation:style-name="a322" draw:name="Title 1" svg:x="2.15477in" svg:y="1.40251in" svg:width="2.91378in" svg:height="2.08141in" presentation:class="title" presentation:placeholder="false">
        <draw:text-box>
          <text:p text:style-name="a321" text:class-names="" text:cond-style-name=""><text:span text:style-name="a319" text:class-names="">Click to edit Master title style</text:span><text:span text:style-name="a320" text:class-names=""/></text:p>
        </draw:text-box>
        <svg:title/>
        <svg:desc/>
      </draw:frame>
      <draw:frame draw:id="id69" presentation:style-name="a339" draw:name="Content Placeholder 2" svg:x="5.59947in" svg:y="0.88125in" svg:width="5.95612in" svg:height="5.73505in" presentation:class="object" presentation:placeholder="false">
        <draw:text-box>
          <text:list text:style-name="a325">
            <text:list-item>
              <text:p text:style-name="a324" text:class-names="" text:cond-style-name=""><text:span text:style-name="a323" text:class-names="">Edit Master text styles</text:span></text:p>
            </text:list-item>
          </text:list>
          <text:list text:style-name="a328">
            <text:list-item>
              <text:list text:style-name="a328">
                <text:list-item>
                  <text:p text:style-name="a327" text:class-names="" text:cond-style-name=""><text:span text:style-name="a326" text:class-names="">Second level</text:span></text:p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p text:style-name="a330" text:class-names="" text:cond-style-name=""><text:span text:style-name="a329" text:class-names="">Third level</text:span></text:p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p text:style-name="a333" text:class-names="" text:cond-style-name=""><text:span text:style-name="a3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list text:style-name="a338">
                            <text:list-item>
                              <text:p text:style-name="a337" text:class-names="" text:cond-style-name=""><text:span text:style-name="a335" text:class-names="">Fifth level</text:span><text:span text:style-name="a3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43" draw:name="Text Placeholder 3" svg:x="2.15477in" svg:y="3.48442in" svg:width="2.91378in" svg:height="2.6098in" presentation:class="outline" presentation:placeholder="false">
        <draw:text-box>
          <text:list text:style-name="a342">
            <text:list-item>
              <text:p text:style-name="a341" text:class-names="" text:cond-style-name=""><text:span text:style-name="a340" text:class-names="">Edit Master text styles</text:span></text:p>
            </text:list-item>
          </text:list>
        </draw:text-box>
        <svg:title/>
        <svg:desc/>
      </draw:frame>
      <draw:frame draw:id="id71" presentation:style-name="a348" draw:transform="translate(-1.456in -0.1in) rotate(-1.5708) translate(0.5701in 5.864in)" draw:name="Date Placeholder 4" svg:width="2.912in" svg:height="0.2in" presentation:class="date-time" presentation:placeholder="false">
        <draw:text-box>
          <text:p text:style-name="a347" text:class-names="" text:cond-style-name=""><text:span text:style-name="a344" text:class-names=""><text:date text:fixed="false" style:data-style-name="a345">8.10.2018</text:date></text:span><text:span text:style-name="a346" text:class-names=""/></text:p>
        </draw:text-box>
        <svg:title/>
        <svg:desc/>
      </draw:frame>
      <draw:frame draw:id="id72" presentation:style-name="a351" draw:transform="translate(-3.21815in -0.09797in) rotate(-1.5708) translate(0.77159in 4.10185in)" draw:name="Footer Placeholder 5" svg:width="6.4363in" svg:height="0.19595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73" presentation:style-name="a355" draw:name="Slide Number Placeholder 6" svg:x="0.17324in" svg:y="0.18in" svg:width="0.69633in" svg:height="0.35307in" presentation:class="page-number" presentation:placeholder="false">
        <draw:text-box>
          <text:p text:style-name="a354" text:class-names="" text:cond-style-name=""><text:span text:style-name="a352" text:class-names=""><text:page-number style:num-format="1" text:fixed="false">‹#›</text:page-number></text:span><text:span text:style-name="a353" text:class-names=""/></text:p>
        </draw:text-box>
        <svg:title/>
        <svg:desc/>
      </draw:frame>
    </style:master-page>
    <style:master-page style:name="Master1-Layout9-picTx-Picture-with-Caption" style:page-layout-name="pageLayout1" draw:style-name="a357">
      <draw:custom-shape svg:x="1.09851in" svg:y="0in" svg:width="11.3433in" svg:height="7.5in" draw:id="id74" draw:layer="Master1-bg" draw:style-name="a358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75" draw:layer="Master1-bg" draw:style-name="a359" draw:name="Rectangle 1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6" draw:layer="Master1-bg" presentation:style-name="a363" draw:name="Picture Placeholder 2" svg:x="7.37868in" svg:y="0.00353in" svg:width="5.06314in" svg:height="7.5in" presentation:class="graphic" presentation:placeholder="false">
        <draw:text-box>
          <text:p text:style-name="a362" text:class-names="" text:cond-style-name=""><text:span text:style-name="a360" text:class-names="">Click icon to add picture</text:span><text:span text:style-name="a361" text:class-names=""/></text:p>
        </draw:text-box>
        <svg:title/>
        <svg:desc/>
      </draw:frame>
      <draw:frame draw:id="id77" draw:layer="Master1-bg" draw:style-name="a367" draw:name="TextBox 9" svg:x="1.70023in" svg:y="1.2331in" svg:width="0.45455in" svg:height="0.40391in">
        <draw:text-box>
          <text:p text:style-name="a366" text:class-names="" text:cond-style-name=""><text:span text:style-name="a364" text:class-names="">z</text:span><text:span text:style-name="a365" text:class-names=""/></text:p>
        </draw:text-box>
        <svg:title/>
        <svg:desc/>
      </draw:frame>
      <draw:frame draw:id="id78" presentation:style-name="a371" draw:name="Title 1" svg:x="2.15578in" svg:y="1.40251in" svg:width="4.34272in" svg:height="2.07838in" presentation:class="title" presentation:placeholder="false">
        <draw:text-box>
          <text:p text:style-name="a370" text:class-names="" text:cond-style-name=""><text:span text:style-name="a368" text:class-names="">Click to edit Master title style</text:span><text:span text:style-name="a369" text:class-names=""/></text:p>
        </draw:text-box>
        <svg:title/>
        <svg:desc/>
      </draw:frame>
      <draw:frame draw:id="id79" presentation:style-name="a375" draw:name="Text Placeholder 3" svg:x="2.15477in" svg:y="3.48089in" svg:width="4.34369in" svg:height="2.60979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Edit Master text styles</text:span></text:p>
            </text:list-item>
          </text:list>
        </draw:text-box>
        <svg:title/>
        <svg:desc/>
      </draw:frame>
      <draw:frame draw:id="id80" presentation:style-name="a380" draw:transform="translate(-1.456in -0.1in) rotate(-1.5708) translate(0.5701in 5.864in)" draw:name="Date Placeholder 4" svg:width="2.912in" svg:height="0.2in" presentation:class="date-time" presentation:placeholder="false">
        <draw:text-box>
          <text:p text:style-name="a379" text:class-names="" text:cond-style-name=""><text:span text:style-name="a376" text:class-names=""><text:date text:fixed="false" style:data-style-name="a377">8.10.2018</text:date></text:span><text:span text:style-name="a378" text:class-names=""/></text:p>
        </draw:text-box>
        <svg:title/>
        <svg:desc/>
      </draw:frame>
      <draw:frame draw:id="id81" presentation:style-name="a383" draw:transform="translate(-3.21815in -0.09797in) rotate(-1.5708) translate(0.77159in 4.10185in)" draw:name="Footer Placeholder 5" svg:width="6.4363in" svg:height="0.19595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82" presentation:style-name="a387" draw:name="Slide Number Placeholder 6" svg:x="0.17324in" svg:y="0.18in" svg:width="0.69633in" svg:height="0.35307in" presentation:class="page-number" presentation:placeholder="false">
        <draw:text-box>
          <text:p text:style-name="a386" text:class-names="" text:cond-style-name=""><text:span text:style-name="a384" text:class-names=""><text:page-number style:num-format="1" text:fixed="false">‹#›</text:page-number></text:span><text:span text:style-name="a385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89">
      <draw:custom-shape svg:x="1.09851in" svg:y="0in" svg:width="11.3433in" svg:height="7.5in" draw:id="id83" draw:layer="Master1-bg" draw:style-name="a390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84" draw:layer="Master1-bg" draw:style-name="a391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5" draw:layer="Master1-bg" draw:style-name="a395" draw:name="TextBox 8" svg:x="2.39965in" svg:y="0.70125in" svg:width="0.45455in" svg:height="0.40391in">
        <draw:text-box>
          <text:p text:style-name="a394" text:class-names="" text:cond-style-name=""><text:span text:style-name="a392" text:class-names="">z</text:span><text:span text:style-name="a393" text:class-names=""/></text:p>
        </draw:text-box>
        <svg:title/>
        <svg:desc/>
      </draw:frame>
      <draw:frame draw:id="id86" draw:layer="Master1-bg" presentation:style-name="a399" draw:name="Title 1" svg:x="2.85631in" svg:y="0.8837in" svg:width="8.6987in" svg:height="1.17807in" presentation:class="title" presentation:placeholder="false">
        <draw:text-box>
          <text:p text:style-name="a398" text:class-names="" text:cond-style-name=""><text:span text:style-name="a396" text:class-names="">Click to edit Master title style</text:span><text:span text:style-name="a397" text:class-names=""/></text:p>
        </draw:text-box>
        <svg:title/>
        <svg:desc/>
      </draw:frame>
      <draw:frame draw:id="id87" presentation:style-name="a416" draw:name="Vertical Text Placeholder 2" svg:x="3.03324in" svg:y="2.24422in" svg:width="8.5264in" svg:height="4.37208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Edit Master text styles</text:span></text:p>
            </text:list-item>
          </text:list>
          <text:list text:style-name="a405">
            <text:list-item>
              <text:list text:style-name="a405">
                <text:list-item>
                  <text:p text:style-name="a404" text:class-names="" text:cond-style-name=""><text:span text:style-name="a403" text:class-names="">Second level</text:span></text:p>
                </text:list-item>
              </text:list>
            </text:list-item>
          </text:list>
          <text:list text:style-name="a408">
            <text:list-item>
              <text:list text:style-name="a408">
                <text:list-item>
                  <text:list text:style-name="a408">
                    <text:list-item>
                      <text:p text:style-name="a407" text:class-names="" text:cond-style-name=""><text:span text:style-name="a406" text:class-names="">Third level</text:span></text:p>
                    </text:list-item>
                  </text:list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list text:style-name="a411">
                        <text:list-item>
                          <text:p text:style-name="a410" text:class-names="" text:cond-style-name=""><text:span text:style-name="a4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list text:style-name="a415">
                            <text:list-item>
                              <text:p text:style-name="a414" text:class-names="" text:cond-style-name=""><text:span text:style-name="a412" text:class-names="">Fifth level</text:span><text:span text:style-name="a4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421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420" text:class-names="" text:cond-style-name=""><text:span text:style-name="a417" text:class-names=""><text:date text:fixed="false" style:data-style-name="a418">8.10.2018</text:date></text:span><text:span text:style-name="a419" text:class-names=""/></text:p>
        </draw:text-box>
        <svg:title/>
        <svg:desc/>
      </draw:frame>
      <draw:frame draw:id="id89" presentation:style-name="a424" draw:transform="translate(-3.21815in -0.09797in) rotate(-1.5708) translate(0.77159in 4.10185in)" draw:name="Footer Placeholder 4" svg:width="6.4363in" svg:height="0.19595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90" presentation:style-name="a428" draw:name="Slide Number Placeholder 5" svg:x="0.17324in" svg:y="0.18in" svg:width="0.69633in" svg:height="0.35307in" presentation:class="page-number" presentation:placeholder="false">
        <draw:text-box>
          <text:p text:style-name="a427" text:class-names="" text:cond-style-name=""><text:span text:style-name="a425" text:class-names=""><text:page-number style:num-format="1" text:fixed="false">‹#›</text:page-number></text:span><text:span text:style-name="a426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430">
      <draw:custom-shape svg:x="1.09851in" svg:y="0in" svg:width="11.3433in" svg:height="7.5in" draw:id="id91" draw:layer="Master1-bg" draw:style-name="a431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92" draw:layer="Master1-bg" draw:style-name="a432" draw:name="Rectangle 1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3" draw:layer="Master1-bg" draw:style-name="a436" draw:transform="translate(-0.22727in -0.20195in) rotate(-1.5708) translate(11.53211in 0.65696in)" draw:name="TextBox 8" svg:width="0.45455in" svg:height="0.40391in">
        <draw:text-box>
          <text:p text:style-name="a435" text:class-names="" text:cond-style-name=""><text:span text:style-name="a433" text:class-names="">z</text:span><text:span text:style-name="a434" text:class-names=""/></text:p>
        </draw:text-box>
        <svg:title/>
        <svg:desc/>
      </draw:frame>
      <draw:frame draw:id="id94" draw:layer="Master1-bg" presentation:style-name="a440" draw:name="Vertical Title 1" svg:x="10.10431in" svg:y="0.88125in" svg:width="1.4507in" svg:height="5.73505in" presentation:class="title" presentation:placeholder="false">
        <draw:text-box>
          <text:p text:style-name="a439" text:class-names="" text:cond-style-name=""><text:span text:style-name="a437" text:class-names="">Click to edit Master title style</text:span><text:span text:style-name="a438" text:class-names=""/></text:p>
        </draw:text-box>
        <svg:title/>
        <svg:desc/>
      </draw:frame>
      <draw:frame draw:id="id95" presentation:style-name="a457" draw:name="Vertical Text Placeholder 2" svg:x="2.85296in" svg:y="1.06125in" svg:width="7.07229in" svg:height="5.55505in" presentation:class="outline" presentation:placeholder="false">
        <draw:text-box>
          <text:list text:style-name="a443">
            <text:list-item>
              <text:p text:style-name="a442" text:class-names="" text:cond-style-name=""><text:span text:style-name="a441" text:class-names="">Edit Master text styles</text:span></text:p>
            </text:list-item>
          </text:list>
          <text:list text:style-name="a446">
            <text:list-item>
              <text:list text:style-name="a446">
                <text:list-item>
                  <text:p text:style-name="a445" text:class-names="" text:cond-style-name=""><text:span text:style-name="a444" text:class-names="">Second level</text:span></text:p>
                </text:list-item>
              </text:list>
            </text:list-item>
          </text:list>
          <text:list text:style-name="a449">
            <text:list-item>
              <text:list text:style-name="a449">
                <text:list-item>
                  <text:list text:style-name="a449">
                    <text:list-item>
                      <text:p text:style-name="a448" text:class-names="" text:cond-style-name=""><text:span text:style-name="a447" text:class-names="">Third level</text:span></text:p>
                    </text:list-item>
                  </text:list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list text:style-name="a452">
                        <text:list-item>
                          <text:p text:style-name="a451" text:class-names="" text:cond-style-name=""><text:span text:style-name="a4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list text:style-name="a456">
                        <text:list-item>
                          <text:list text:style-name="a456">
                            <text:list-item>
                              <text:p text:style-name="a455" text:class-names="" text:cond-style-name=""><text:span text:style-name="a453" text:class-names="">Fifth level</text:span><text:span text:style-name="a4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462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461" text:class-names="" text:cond-style-name=""><text:span text:style-name="a458" text:class-names=""><text:date text:fixed="false" style:data-style-name="a459">8.10.2018</text:date></text:span><text:span text:style-name="a460" text:class-names=""/></text:p>
        </draw:text-box>
        <svg:title/>
        <svg:desc/>
      </draw:frame>
      <draw:frame draw:id="id97" presentation:style-name="a465" draw:transform="translate(-3.21815in -0.09797in) rotate(-1.5708) translate(0.77159in 4.10185in)" draw:name="Footer Placeholder 4" svg:width="6.4363in" svg:height="0.19595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98" presentation:style-name="a469" draw:name="Slide Number Placeholder 5" svg:x="0.17324in" svg:y="0.18in" svg:width="0.69633in" svg:height="0.35307in" presentation:class="page-number" presentation:placeholder="false">
        <draw:text-box>
          <text:p text:style-name="a468" text:class-names="" text:cond-style-name=""><text:span text:style-name="a466" text:class-names=""><text:page-number style:num-format="1" text:fixed="false">‹#›</text:page-number></text:span><text:span text:style-name="a46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/>
    <dc:creator/>
    <dc:date>2018-10-16T18:44:21Z</dc:date>
    <meta:template xlink:href="Madison" xlink:type="simple"/>
    <meta:editing-cycles>12</meta:editing-cycles>
    <meta:editing-duration>PT60S</meta:editing-duration>
    <meta:document-statistic meta:paragraph-count="0" meta:word-count="0"/>
  </office:meta>
</office:document-meta>
</file>